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Heading_20_4">
      <style:text-properties fo:font-size="16pt" style:font-size-asian="16pt" style:font-size-complex="16pt"/>
    </style:style>
    <style:style style:name="P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bf5f3f" style:font-name="Courier New" fo:font-size="16pt" style:font-size-asian="16pt" style:font-size-complex="16pt"/>
    </style:style>
    <style:style style:name="P7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4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weight-asian="bold"/>
    </style:style>
    <style:style style:name="T5" style:family="text">
      <style:text-properties style:font-name="Cambria" fo:font-size="14pt" fo:font-weight="bold"/>
    </style:style>
    <style:style style:name="T6" style:family="text">
      <style:text-properties style:font-name="Cambria"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weight="bold"/>
    </style:style>
    <style:style style:name="T9" style:family="text">
      <style:text-properties style:font-name="Calibri"/>
    </style:style>
    <style:style style:name="T10" style:family="text">
      <style:text-properties style:font-name="Calibri" fo:font-size="10.5pt"/>
    </style:style>
    <style:style style:name="T11" style:family="text">
      <style:text-properties fo:font-size="10.5pt"/>
    </style:style>
    <style:style style:name="T12" style:family="text">
      <style:text-properties style:font-name="Wingdings"/>
    </style:style>
    <style:style style:name="T13" style:family="text">
      <style:text-properties style:font-name="Wingdings" fo:font-size="10.5pt"/>
    </style:style>
    <style:style style:name="T14" style:family="text">
      <style:text-properties fo:color="#bf5f3f" style:font-name="Courier New"/>
    </style:style>
    <style:style style:name="T15" style:family="text">
      <style:text-properties fo:color="#bf5f3f" style:font-name="Courier New" fo:font-size="10pt"/>
    </style:style>
    <style:style style:name="T16" style:family="text">
      <style:text-properties fo:color="#3f7f7f" style:font-name="Courier New"/>
    </style:style>
    <style:style style:name="T17" style:family="text">
      <style:text-properties fo:color="#3f7f7f" style:font-name="Courier New" fo:font-size="10pt"/>
    </style:style>
    <style:style style:name="T18" style:family="text">
      <style:text-properties fo:color="#7f007f" style:font-name="Courier New"/>
    </style:style>
    <style:style style:name="T19" style:family="text">
      <style:text-properties fo:color="#7f007f" style:font-name="Courier New" fo:font-size="10pt"/>
    </style:style>
    <style:style style:name="T20" style:family="text">
      <style:text-properties fo:color="#000000"/>
    </style:style>
    <style:style style:name="T21" style:family="text">
      <style:text-properties fo:color="#000000" style:font-name="Courier New"/>
    </style:style>
    <style:style style:name="T22" style:family="text">
      <style:text-properties fo:color="#000000" style:font-name="Courier New" fo:font-size="10pt"/>
    </style:style>
    <style:style style:name="T23" style:family="text">
      <style:text-properties fo:color="#000000" style:font-name="Courier New" fo:font-size="10pt" style:text-underline-style="solid" style:text-underline-width="auto" style:text-underline-color="font-color"/>
    </style:style>
    <style:style style:name="T24" style:family="text">
      <style:text-properties fo:color="#000000" style:font-name="Courier New" style:text-underline-style="solid" style:text-underline-width="auto" style:text-underline-color="font-color"/>
    </style:style>
    <style:style style:name="T25" style:family="text">
      <style:text-properties fo:color="#2a00ff" style:font-name="Courier New"/>
    </style:style>
    <style:style style:name="T26" style:family="text">
      <style:text-properties fo:color="#2a00ff" style:font-name="Courier New" fo:font-size="10pt"/>
    </style:style>
    <style:style style:name="T27" style:family="text">
      <style:text-properties fo:color="#2a00ff" style:font-name="Courier New" fo:font-size="10pt" fo:font-style="italic"/>
    </style:style>
    <style:style style:name="T28" style:family="text">
      <style:text-properties fo:color="#2a00ff" style:font-name="Courier New" fo:font-style="italic"/>
    </style:style>
    <style:style style:name="T29" style:family="text">
      <style:text-properties fo:color="#7f0055" style:font-name="Courier New" fo:font-size="10pt" fo:font-weight="bold"/>
    </style:style>
    <style:style style:name="T30" style:family="text">
      <style:text-properties fo:color="#7f0055" style:font-name="Courier New" fo:font-weight="bold"/>
    </style:style>
    <style:style style:name="T31" style:family="text">
      <style:text-properties fo:color="#008080" style:font-name="Courier New"/>
    </style:style>
    <style:style style:name="T32" style:family="text">
      <style:text-properties fo:color="#008080" style:font-name="Courier New" fo:font-size="10pt"/>
    </style:style>
    <style:style style:name="T33" style:family="text">
      <style:text-properties fo:color="#3f5fbf"/>
    </style:style>
    <style:style style:name="T34" style:family="text">
      <style:text-properties fo:color="#3f5fbf" fo:font-size="10pt"/>
    </style:style>
    <style:style style:name="T35" style:family="text">
      <style:text-properties fo:color="#3f5fbf" style:font-name="Courier New"/>
    </style:style>
    <style:style style:name="T36" style:family="text">
      <style:text-properties fo:color="#3f5fbf" style:font-name="Courier New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4"><text:span text:style-name="T8">1</text:span><text:span text:style-name="T4">　什么</text:span><text:span text:style-name="T6">EL</text:span><text:span text:style-name="T4">函数库</text:span></text:h>
      <text:p text:style-name="P2"><text:span text:style-name="T1">　　</text:span>EL<text:span text:style-name="T1">函数库是由第三方对</text:span><text:span text:style-name="T9">EL</text:span><text:span text:style-name="T1">的扩展，我们现在学习的</text:span><text:span text:style-name="T9">EL</text:span><text:span text:style-name="T1">函数库是由</text:span><text:span text:style-name="T9">JSTL</text:span><text:span text:style-name="T1">添加的。下面我们会学习</text:span><text:span text:style-name="T9">JSTL</text:span><text:span text:style-name="T1">标签库。</text:span></text:p>
      <text:p text:style-name="P3">EL<text:span text:style-name="T1">函数库就是定义一些有返回值的静态方法。然后通过</text:span><text:span text:style-name="T9">EL</text:span><text:span text:style-name="T1">语言来调用它们！当然，不只是</text:span><text:span text:style-name="T9">JSTL</text:span><text:span text:style-name="T1">可以定义</text:span><text:span text:style-name="T9">EL</text:span><text:span text:style-name="T1">函数库，我们也可以自定义</text:span><text:span text:style-name="T9">EL</text:span><text:span text:style-name="T1">函数库。</text:span></text:p>
      <text:p text:style-name="P2"><text:span text:style-name="T1">　　</text:span>EL<text:span text:style-name="T1">函数库中包含了很多对字符串的操作方法，以及对集合对象的操作。例如：</text:span><text:span text:style-name="T9">${fn:length(</text:span>“abc”)}<text:span text:style-name="T1">会输出</text:span><text:span text:style-name="T9">3</text:span><text:span text:style-name="T1">，即字符串的长度。</text:span></text:p>
      <text:h text:style-name="P5" text:outline-level="4"><text:span text:style-name="T8">2</text:span><text:span text:style-name="T4">　导入函数库</text:span></text:h>
      <text:p text:style-name="P2"><text:span text:style-name="T1">　　因为是第三方的东西，所以需要导入。导入需要使用</text:span>taglib<text:span text:style-name="T1">指令！</text:span></text:p>
      <text:p text:style-name="P3"><text:span text:style-name="T9">&lt;%@ taglib prefix="fn" uri="http://java.sun.com/jsp/jstl/functions" %&gt;</text:span></text:p>
      <text:h text:style-name="P5" text:outline-level="4"><text:span text:style-name="T8">3</text:span><text:span text:style-name="T4">　</text:span><text:span text:style-name="T6">EL</text:span><text:span text:style-name="T4">函数库介绍</text:span></text:h>
      <text:p text:style-name="P4"><text:span text:style-name="T12">l</text:span><text:span text:style-name="T9">String toUpperCase(String input)</text:span><text:span text:style-name="T1">：</text:span></text:p>
      <text:p text:style-name="P4"><text:span text:style-name="T12">l</text:span><text:span text:style-name="T9">String toLowerCase(String input)</text:span><text:span text:style-name="T1">：</text:span></text:p>
      <text:p text:style-name="P4"><text:span text:style-name="T12">l</text:span><text:span text:style-name="T9">int indexOf(String input, String substring)</text:span><text:span text:style-name="T1">：</text:span></text:p>
      <text:p text:style-name="P4"><text:span text:style-name="T12">l</text:span><text:span text:style-name="T9">boolean contains(String input, String substring)</text:span><text:span text:style-name="T1">：</text:span></text:p>
      <text:p text:style-name="P4"><text:span text:style-name="T12">l</text:span><text:span text:style-name="T9">boolean containsIgnoreCase(String input, String substring)</text:span><text:span text:style-name="T1">：</text:span></text:p>
      <text:p text:style-name="P4"><text:span text:style-name="T12">l</text:span><text:span text:style-name="T9">boolean startsWith(String input, String substring)</text:span><text:span text:style-name="T1">：</text:span></text:p>
      <text:p text:style-name="P4"><text:span text:style-name="T12">l</text:span><text:span text:style-name="T9">boolean endsWith(String input, String substring)</text:span><text:span text:style-name="T1">：</text:span></text:p>
      <text:p text:style-name="P4"><text:span text:style-name="T12">l</text:span><text:span text:style-name="T9">String substring(String input, int beginIndex, int endIndex)</text:span><text:span text:style-name="T1">：</text:span></text:p>
      <text:p text:style-name="P4"><text:span text:style-name="T12">l</text:span><text:span text:style-name="T9">String substringAfter(String input, String substring)</text:span><text:span text:style-name="T1">：</text:span></text:p>
      <text:p text:style-name="P4"><text:span text:style-name="T12">l</text:span><text:span text:style-name="T9">substringBefore(String input, String substring)</text:span><text:span text:style-name="T1">：</text:span></text:p>
      <text:p text:style-name="P4"><text:span text:style-name="T12">l</text:span><text:span text:style-name="T9">String escapeXml(String input)</text:span><text:span text:style-name="T1">：</text:span></text:p>
      <text:p text:style-name="P4"><text:span text:style-name="T12">l</text:span><text:span text:style-name="T9">String trim(String input)</text:span><text:span text:style-name="T1">：</text:span></text:p>
      <text:p text:style-name="P4"><text:span text:style-name="T12">l</text:span><text:span text:style-name="T9">String replace(String input, String substringBefore, String substringAfter)</text:span><text:span text:style-name="T1">：</text:span></text:p>
      <text:p text:style-name="P4"><text:span text:style-name="T12">l</text:span><text:span text:style-name="T9">String[] split(String input, String delimiters)</text:span><text:span text:style-name="T1">：</text:span></text:p>
      <text:p text:style-name="P4"><text:span text:style-name="T12">l</text:span><text:span text:style-name="T9">int length(Object obj)</text:span><text:span text:style-name="T1">：</text:span></text:p>
      <text:p text:style-name="P4"><text:soft-page-break/><text:span text:style-name="T12">l</text:span><text:span text:style-name="T9">String join(String array[], String separator)</text:span><text:span text:style-name="T1">：</text:span></text:p>
      <text:p text:style-name="P1"/>
      <text:p text:style-name="P1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<text:span text:style-name="T14">&lt;</text:span><text:a xlink:type="simple" xlink:href="mailto:%25@taglib" text:style-name="Internet_20_link" text:visited-style-name="Visited_20_Internet_20_Link">%@</text:a><text:a xlink:type="simple" xlink:href="mailto:%25@taglib" text:style-name="Internet_20_link" text:visited-style-name="Visited_20_Internet_20_Link"><text:span text:style-name="T16">taglib</text:span></text:a><text:span text:style-name="T18">prefix</text:span><text:span text:style-name="T21">=</text:span><text:span text:style-name="T28">"fn"</text:span><text:span text:style-name="T18">uri</text:span><text:span text:style-name="T21">=</text:span><text:span text:style-name="T28">"http://java.sun.com/jsp/jstl/functions"</text:span><text:span text:style-name="T14">%&gt;</text:span></text:p>
            <text:p text:style-name="P7">…</text:p>
            <text:p text:style-name="P8"><text:span text:style-name="T21">String[] strs = {</text:span><text:span text:style-name="T25">"a"</text:span><text:span text:style-name="T21">, </text:span><text:span text:style-name="T25">"b"</text:span><text:span text:style-name="T21">,</text:span><text:span text:style-name="T25">"c"</text:span><text:span text:style-name="T21">};</text:span></text:p>
            <text:p text:style-name="P8"><text:span text:style-name="T21">List list = </text:span><text:span text:style-name="T30">new</text:span><text:span text:style-name="T21">ArrayList();</text:span></text:p>
            <text:p text:style-name="P8"><text:span text:style-name="T21">list.add(</text:span><text:span text:style-name="T25">"a"</text:span><text:span text:style-name="T21">);</text:span></text:p>
            <text:p text:style-name="P8"><text:span text:style-name="T21">pageContext.setAttribute(</text:span><text:span text:style-name="T25">"arr"</text:span><text:span text:style-name="T21">, strs);</text:span></text:p>
            <text:p text:style-name="P8"><text:span text:style-name="T21">pageContext.setAttribute(</text:span><text:span text:style-name="T25">"list"</text:span><text:span text:style-name="T21">, list);</text:span></text:p>
            <text:p text:style-name="P6">%&gt;</text:p>
            <text:p text:style-name="P8"><text:span text:style-name="T21">${fn:length(arr) }</text:span><text:span text:style-name="T31">&lt;</text:span><text:span text:style-name="T16">br</text:span><text:span text:style-name="T31">/&gt;</text:span><text:span text:style-name="T33">&lt;!--3--&gt;</text:span></text:p>
            <text:p text:style-name="P8"><text:span text:style-name="T21">${fn:length(list) }</text:span><text:span text:style-name="T31">&lt;</text:span><text:span text:style-name="T16">br</text:span><text:span text:style-name="T31">/&gt;</text:span><text:span text:style-name="T33">&lt;!--1--&gt;</text:span></text:p>
            <text:p text:style-name="P8"><text:span text:style-name="T21">${fn:toLowerCase("Hello") }</text:span><text:span text:style-name="T31">&lt;</text:span><text:span text:style-name="T16">br</text:span><text:span text:style-name="T31">/&gt;</text:span><text:span text:style-name="T35">&lt;!-- hello --&gt;</text:span></text:p>
            <text:p text:style-name="P8"><text:span text:style-name="T21">${fn:toUpperCase("Hello") }</text:span><text:span text:style-name="T31">&lt;</text:span><text:span text:style-name="T16">br</text:span><text:span text:style-name="T31">/&gt;</text:span><text:span text:style-name="T35">&lt;!-- HELLO --&gt;</text:span></text:p>
            <text:p text:style-name="P8"><text:span text:style-name="T21">${fn:contains("abc", "a")}</text:span><text:span text:style-name="T31">&lt;</text:span><text:span text:style-name="T16">br</text:span><text:span text:style-name="T31">/&gt;</text:span><text:span text:style-name="T35">&lt;!-- true --&gt;</text:span></text:p>
            <text:p text:style-name="P8"><text:span text:style-name="T21">${fn:containsIgnoreCase("abc", "Ab")}</text:span><text:span text:style-name="T31">&lt;</text:span><text:span text:style-name="T16">br</text:span><text:span text:style-name="T31">/&gt;</text:span><text:span text:style-name="T35">&lt;!-- true --&gt;</text:span></text:p>
            <text:p text:style-name="P8"><text:span text:style-name="T21">${fn:contains(arr, "a")}</text:span><text:span text:style-name="T31">&lt;</text:span><text:span text:style-name="T16">br</text:span><text:span text:style-name="T31">/&gt;</text:span><text:span text:style-name="T35">&lt;!-- true --&gt;</text:span></text:p>
            <text:p text:style-name="P8"><text:span text:style-name="T21">${fn:containsIgnoreCase(list, "A")}</text:span><text:span text:style-name="T31">&lt;</text:span><text:span text:style-name="T16">br</text:span><text:span text:style-name="T31">/&gt;</text:span><text:span text:style-name="T35">&lt;!-- true --&gt;</text:span></text:p>
            <text:p text:style-name="P8"><text:span text:style-name="T21">${fn:endsWith("Hello.java", ".java")}</text:span><text:span text:style-name="T31">&lt;</text:span><text:span text:style-name="T16">br</text:span><text:span text:style-name="T31">/&gt;</text:span><text:span text:style-name="T35">&lt;!-- true --&gt;</text:span></text:p>
            <text:p text:style-name="P7"><text:soft-page-break/><text:span text:style-name="T21">${fn:startsWith("Hello.java", "Hell")}</text:span><text:span text:style-name="T31">&lt;</text:span><text:span text:style-name="T16">br</text:span><text:span text:style-name="T31">/&gt;</text:span><text:span text:style-name="T35">&lt;!-- true --&gt;</text:span></text:p>
            <text:p text:style-name="P8"><text:span text:style-name="T21">${fn:indexOf("Hello-World", "-")}</text:span><text:span text:style-name="T31">&lt;</text:span><text:span text:style-name="T16">br</text:span><text:span text:style-name="T31">/&gt;</text:span><text:span text:style-name="T35">&lt;!-- 5 --&gt;</text:span></text:p>
            <text:p text:style-name="P8"><text:span text:style-name="T21">${fn:join(arr, ";")}</text:span><text:span text:style-name="T31">&lt;</text:span><text:span text:style-name="T16">br</text:span><text:span text:style-name="T31">/&gt;</text:span><text:span text:style-name="T35">&lt;!-- a;b;c --&gt;</text:span></text:p>
            <text:p text:style-name="P8"><text:span text:style-name="T21">${fn:replace("Hello-World", "-", "+")}</text:span><text:span text:style-name="T31">&lt;</text:span><text:span text:style-name="T16">br</text:span><text:span text:style-name="T31">/&gt;</text:span><text:span text:style-name="T35">&lt;!-- Hello+World --&gt;</text:span></text:p>
            <text:p text:style-name="P8"><text:span text:style-name="T21">${fn:join(fn:split("a;b;c;", ";"), "-")}</text:span><text:span text:style-name="T31">&lt;</text:span><text:span text:style-name="T16">br</text:span><text:span text:style-name="T31">/&gt;</text:span><text:span text:style-name="T35">&lt;!-- a-b-c --&gt;</text:span></text:p>
            <text:p text:style-name="P8"><text:span text:style-name="T21">${fn:substring("0123456789", 6, 9)}</text:span><text:span text:style-name="T31">&lt;</text:span><text:span text:style-name="T16">br</text:span><text:span text:style-name="T31">/&gt;</text:span><text:span text:style-name="T35">&lt;!-- 678 --&gt;</text:span></text:p>
            <text:p text:style-name="P8"><text:span text:style-name="T21">${fn:substring("0123456789", 5, -1)}</text:span><text:span text:style-name="T31">&lt;</text:span><text:span text:style-name="T16">br</text:span><text:span text:style-name="T31">/&gt;</text:span><text:span text:style-name="T35">&lt;!-- 56789 --&gt;</text:span></text:p>
            <text:p text:style-name="P8"><text:span text:style-name="T21">${fn:substringAfter("Hello-World", "-")}</text:span><text:span text:style-name="T31">&lt;</text:span><text:span text:style-name="T16">br</text:span><text:span text:style-name="T31">/&gt;</text:span><text:span text:style-name="T35">&lt;!-- World --&gt;</text:span></text:p>
            <text:p text:style-name="P8"><text:span text:style-name="T21">${fn:substringBefore("Hello-World", "-")}</text:span><text:span text:style-name="T31">&lt;</text:span><text:span text:style-name="T16">br</text:span><text:span text:style-name="T31">/&gt;</text:span><text:span text:style-name="T35">&lt;!-- Hello --&gt;</text:span></text:p>
            <text:p text:style-name="P7"><text:span text:style-name="T21">${fn:trim(" <text:s/>a b c <text:s/>")}</text:span><text:span text:style-name="T31">&lt;</text:span><text:span text:style-name="T16">br</text:span><text:span text:style-name="T31">/&gt;</text:span><text:span text:style-name="T35">&lt;!-- a b c --&gt;</text:span></text:p>
            <text:p text:style-name="P7"><text:span text:style-name="T21">${fn:escapeXml("</text:span><text:span text:style-name="T24">&lt;</text:span><text:span text:style-name="T21">html&gt;&lt;/html&gt;")}</text:span><text:span text:style-name="T31">&lt;</text:span><text:span text:style-name="T16">br</text:span><text:span text:style-name="T31">/&gt;</text:span><text:span text:style-name="T35">&lt;!-- &lt;html&gt;&lt;/html&gt; --&gt;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49S</meta:editing-duration>
    <meta:editing-cycles>3</meta:editing-cycles>
    <meta:generator>LibreOffice/5.3.0.3$Windows_X86_64 LibreOffice_project/7074905676c47b82bbcfbea1aeefc84afe1c50e1</meta:generator>
    <dc:date>2018-03-17T20:18:33.889000000</dc:date>
    <meta:document-statistic meta:table-count="1" meta:image-count="0" meta:object-count="0" meta:page-count="3" meta:paragraph-count="52" meta:word-count="419" meta:character-count="2284" meta:non-whitespace-character-count="2139"/>
    <meta:user-defined meta:name="Info 1"/>
    <meta:user-defined meta:name="Info 2"/>
    <meta:user-defined meta:name="Info 3"/>
    <meta:user-defined meta:name="Info 4"/>
  </office:meta>
</office:document-meta>
</file>